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" manifest:full-path="Pictures/20000007000026E9000000F183E77817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0138in" fo:orphans="2" fo:widows="2"/>
    </style:style>
    <style:style style:name="P2" style:family="paragraph" style:parent-style-name="Footer">
      <style:paragraph-properties style:line-height-at-least="0.1665in" fo:orphans="2" fo:widows="2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top="0in" fo:margin-bottom="0in" fo:orphans="2" fo:widows="2"/>
    </style:style>
    <style:style style:name="P4" style:family="paragraph" style:parent-style-name="code">
      <style:paragraph-properties fo:orphans="2" fo:widows="2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9pt" fo:font-style="normal" style:font-size-asian="9pt" style:font-style-asian="normal" style:font-size-complex="9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-0.0008in" fo:margin-right="-0.0008in" fo:margin-top="0in" fo:margin-bottom="0in" style:wrap="none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6" svg:width="6.4996in" svg:height="0.135in" svg:x="-0.5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6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6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6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6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6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6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6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6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6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6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6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6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6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text:h text:style-name="P5" text:outline-level="1">XML Schema for jdoquery.xml</text:h>
      <text:p text:style-name="P4">&lt;?xml version=”1.0” encoding=”UTF-8”?&gt;</text:p>
      <text:p text:style-name="P4">&lt;xs:schema targetNamespace=”http://java.sun.com/xml/ns/jdo/jdoquery”</text:p>
      <text:p text:style-name="P4"><text:s text:c="11"/>xmlns=”http://java.sun.com/xml/ns/jdo/jdoquery”</text:p>
      <text:p text:style-name="P4"><text:s text:c="11"/>xmlns:xs=”http://www.w3.org/2001/XMLSchema”</text:p>
      <text:p text:style-name="P4"><text:s text:c="11"/>version=”3.0”&gt;</text:p>
      <text:p text:style-name="P4"><text:s text:c="4"/>&lt;xs:element name=”jdoquery”&gt;</text:p>
      <text:p text:style-name="P4"><text:s text:c="8"/>&lt;xs:complexType&gt;</text:p>
      <text:p text:style-name="P4"><text:s text:c="12"/>&lt;xs:choice maxOccurs=”unbounded”&gt;</text:p>
      <text:p text:style-name="P4"><text:s text:c="16"/>&lt;xs:element ref=”extension”/&gt;</text:p>
      <text:p text:style-name="P4"><text:s text:c="16"/>&lt;xs:element ref=”package”/&gt;</text:p>
      <text:p text:style-name="P4"><text:s text:c="16"/>&lt;xs:element ref=”query”/&gt;</text:p>
      <text:p text:style-name="P4"><text:s text:c="12"/>&lt;/xs:choice&gt;</text:p>
      <text:p text:style-name="P4"><text:s text:c="8"/>&lt;/xs:complexType&gt;</text:p>
      <text:p text:style-name="P4"><text:s text:c="4"/>&lt;/xs:element&gt;</text:p>
      <text:p text:style-name="P4"><text:s text:c="4"/>&lt;xs:element name=”package”&gt;</text:p>
      <text:p text:style-name="P4"><text:s text:c="8"/>&lt;xs:complexType&gt;</text:p>
      <text:p text:style-name="P4"><text:s text:c="12"/>&lt;xs:choice maxOccurs=”unbounded”&gt;</text:p>
      <text:p text:style-name="P4"><text:s text:c="16"/>&lt;xs:element ref=”extension”/&gt;</text:p>
      <text:p text:style-name="P4"><text:s text:c="16"/>&lt;xs:element ref=”interface”/&gt;</text:p>
      <text:p text:style-name="P4"><text:s text:c="16"/>&lt;xs:element ref=”class”/&gt;</text:p>
      <text:p text:style-name="P4"><text:s text:c="12"/>&lt;/xs:choice&gt;</text:p>
      <text:p text:style-name="P4"><text:s text:c="12"/>&lt;xs:attributeGroup ref=”attlist.package”/&gt;</text:p>
      <text:p text:style-name="P4"><text:s text:c="8"/>&lt;/xs:complexType&gt;</text:p>
      <text:p text:style-name="P4"><text:s text:c="4"/>&lt;/xs:element&gt;</text:p>
      <text:p text:style-name="P4"><text:s text:c="4"/>&lt;xs:attributeGroup name=”attlist.package”&gt;</text:p>
      <text:p text:style-name="P4"><text:s text:c="8"/>&lt;xs:attribute name=”name” default=””/&gt;</text:p>
      <text:p text:style-name="P4"><text:s text:c="4"/>&lt;/xs:attributeGroup&gt;</text:p>
      <text:p text:style-name="P4"><text:s text:c="4"/>&lt;xs:element name=”interface”&gt;</text:p>
      <text:p text:style-name="P4"><text:s text:c="8"/>&lt;xs:complexType&gt;</text:p>
      <text:p text:style-name="P4"><text:s text:c="12"/>&lt;xs:choice minOccurs=”0” maxOccurs=”unbounded”&gt;</text:p>
      <text:p text:style-name="P4"><text:s text:c="16"/>&lt;xs:element ref=”extension”/&gt;</text:p>
      <text:p text:style-name="P4"><text:s text:c="16"/>&lt;xs:element ref=”query”/&gt;</text:p>
      <text:p text:style-name="P4"><text:s text:c="12"/>&lt;/xs:choice&gt;</text:p>
      <text:p text:style-name="P4"><text:s text:c="12"/>&lt;xs:attributeGroup ref=”attlist.interface”/&gt;</text:p>
      <text:p text:style-name="P4"><text:s text:c="8"/>&lt;/xs:complexType&gt;</text:p>
      <text:p text:style-name="P4"><text:s text:c="4"/>&lt;/xs:element&gt;</text:p>
      <text:p text:style-name="P4"><text:s text:c="4"/>&lt;xs:attributeGroup name=”attlist.interface”&gt;</text:p>
      <text:p text:style-name="P4"><text:s text:c="8"/>&lt;xs:attribute name=”name” use=”required”/&gt;</text:p>
      <text:p text:style-name="P4"><text:s text:c="4"/>&lt;/xs:attributeGroup&gt;</text:p>
      <text:p text:style-name="P4"><text:s text:c="4"/>&lt;xs:element name=”class”&gt;</text:p>
      <text:p text:style-name="P4"><text:s text:c="8"/>&lt;xs:complexType&gt;</text:p>
      <text:p text:style-name="P4"><text:s text:c="12"/>&lt;xs:choice minOccurs=”0” maxOccurs=”unbounded”&gt;</text:p>
      <text:p text:style-name="P4"><text:s text:c="16"/>&lt;xs:element ref=”extension”/&gt;</text:p>
      <text:p text:style-name="P4"><text:s text:c="16"/>&lt;xs:element ref=”query”/&gt;</text:p>
      <text:p text:style-name="P4"><text:s text:c="12"/>&lt;/xs:choice&gt;</text:p>
      <text:p text:style-name="P4"><text:soft-page-break/><text:s text:c="12"/>&lt;xs:attributeGroup ref=”attlist.class”/&gt;</text:p>
      <text:p text:style-name="P4"><text:s text:c="8"/>&lt;/xs:complexType&gt;</text:p>
      <text:p text:style-name="P4"><text:s text:c="4"/>&lt;/xs:element&gt;</text:p>
      <text:p text:style-name="P4"><text:s text:c="4"/>&lt;xs:attributeGroup name=”attlist.class”&gt;</text:p>
      <text:p text:style-name="P4"><text:s text:c="8"/>&lt;xs:attribute name=”name” use=”required”/&gt;</text:p>
      <text:p text:style-name="P4"><text:s text:c="4"/>&lt;/xs:attributeGroup&gt;</text:p>
      <text:p text:style-name="P4"><text:s text:c="4"/>&lt;xs:element name=”query”&gt;</text:p>
      <text:p text:style-name="P4"><text:s text:c="8"/>&lt;xs:complexType mixed=”true”&gt;</text:p>
      <text:p text:style-name="P4"><text:s text:c="12"/>&lt;xs:sequence&gt;</text:p>
      <text:p text:style-name="P4"><text:s text:c="16"/>&lt;xs:element minOccurs=”0” maxOccurs=”unbounded” ref=”extension”/&gt;</text:p>
      <text:p text:style-name="P4"><text:s text:c="12"/>&lt;/xs:sequence&gt;</text:p>
      <text:p text:style-name="P4"><text:s text:c="12"/>&lt;xs:attributeGroup ref=”attlist.query”/&gt;</text:p>
      <text:p text:style-name="P4"><text:s text:c="8"/>&lt;/xs:complexType&gt;</text:p>
      <text:p text:style-name="P4"><text:s text:c="4"/>&lt;/xs:element&gt;</text:p>
      <text:p text:style-name="P4"><text:s text:c="4"/>&lt;xs:attributeGroup name=”attlist.query”&gt;</text:p>
      <text:p text:style-name="P4"><text:s text:c="8"/>&lt;xs:attribute name=”name” use=”required”/&gt;</text:p>
      <text:p text:style-name="P4"><text:s text:c="8"/>&lt;xs:attribute name=”language”/&gt;</text:p>
      <text:p text:style-name="P4"><text:s text:c="8"/>&lt;xs:attribute name=”unmodifiable” default=”false”&gt;</text:p>
      <text:p text:style-name="P4"><text:s text:c="12"/>&lt;xs:simpleType&gt;</text:p>
      <text:p text:style-name="P4"><text:s text:c="16"/>&lt;xs:restriction base=”xs:token”&gt;</text:p>
      <text:p text:style-name="P4"><text:s text:c="20"/>&lt;xs:enumeration value=”true”/&gt;</text:p>
      <text:p text:style-name="P4"><text:s text:c="20"/>&lt;xs:enumeration value=”false”/&gt;</text:p>
      <text:p text:style-name="P4"><text:s text:c="16"/>&lt;/xs:restriction&gt;</text:p>
      <text:p text:style-name="P4"><text:s text:c="12"/>&lt;/xs:simpleType&gt;</text:p>
      <text:p text:style-name="P4"><text:s text:c="8"/>&lt;/xs:attribute&gt;</text:p>
      <text:p text:style-name="P4"><text:s text:c="8"/>&lt;xs:attribute name=”unique”&gt;</text:p>
      <text:p text:style-name="P4"><text:s text:c="12"/>&lt;xs:simpleType&gt;</text:p>
      <text:p text:style-name="P4"><text:s text:c="16"/>&lt;xs:restriction base=”xs:token”&gt;</text:p>
      <text:p text:style-name="P4"><text:s text:c="20"/>&lt;xs:enumeration value=”true”/&gt;</text:p>
      <text:p text:style-name="P4"><text:s text:c="20"/>&lt;xs:enumeration value=”false”/&gt;</text:p>
      <text:p text:style-name="P4"><text:s text:c="16"/>&lt;/xs:restriction&gt;</text:p>
      <text:p text:style-name="P4"><text:s text:c="12"/>&lt;/xs:simpleType&gt;</text:p>
      <text:p text:style-name="P4"><text:s text:c="8"/>&lt;/xs:attribute&gt;</text:p>
      <text:p text:style-name="P4"><text:s text:c="8"/>&lt;xs:attribute name=”result-class”/&gt;</text:p>
      <text:p text:style-name="P4"><text:s text:c="8"/>&lt;xs:attribute name=”datastore-read-timeout-millis”/&gt;</text:p>
      <text:p text:style-name="P4"><text:s text:c="8"/>&lt;xs:attribute name=”datastore-write-timeout-millis”/&gt;</text:p>
      <text:p text:style-name="P4"><text:s text:c="4"/>&lt;/xs:attributeGroup&gt;</text:p>
      <text:p text:style-name="P4"><text:s text:c="4"/>&lt;xs:element name=”extension”&gt;</text:p>
      <text:p text:style-name="P4"><text:s text:c="8"/>&lt;xs:complexType&gt;</text:p>
      <text:p text:style-name="P4"><text:s text:c="12"/>&lt;xs:complexContent&gt;</text:p>
      <text:p text:style-name="P4"><text:s text:c="16"/>&lt;xs:extension base=”any”&gt;</text:p>
      <text:p text:style-name="P4"><text:s text:c="20"/>&lt;xs:attributeGroup ref=”attlist.extension”/&gt;</text:p>
      <text:p text:style-name="P4"><text:s text:c="16"/>&lt;/xs:extension&gt;</text:p>
      <text:p text:style-name="P4"><text:s text:c="12"/>&lt;/xs:complexContent&gt;</text:p>
      <text:p text:style-name="P4"><text:s text:c="8"/>&lt;/xs:complexType&gt;</text:p>
      <text:p text:style-name="P4"><text:s text:c="4"/>&lt;/xs:element&gt;</text:p>
      <text:p text:style-name="P4"><text:s text:c="4"/>&lt;xs:attributeGroup name=”attlist.extension”&gt;</text:p>
      <text:p text:style-name="P4"><text:s text:c="8"/>&lt;xs:attribute name=”vendor-name” use=”required”/&gt;</text:p>
      <text:p text:style-name="P4"><text:s text:c="8"/>&lt;xs:attribute name=”key”/&gt;</text:p>
      <text:p text:style-name="P4"><text:s text:c="8"/>&lt;xs:attribute name=”value”/&gt;</text:p>
      <text:p text:style-name="P4"><text:s text:c="4"/>&lt;/xs:attributeGroup&gt;</text:p>
      <text:p text:style-name="P4"><text:s text:c="4"/>&lt;xs:complexType name=”any” mixed=”true”&gt;</text:p>
      <text:p text:style-name="P4"><text:s text:c="8"/>&lt;xs:sequence&gt;</text:p>
      <text:p text:style-name="P4"><text:s text:c="12"/>&lt;xs:any minOccurs=”0” maxOccurs=”unbounded” processContents=”skip”/&gt;</text:p>
      <text:p text:style-name="P4"><text:s text:c="8"/>&lt;/xs:sequence&gt;</text:p>
      <text:p text:style-name="P4"><text:s text:c="4"/>&lt;/xs:complexType&gt;</text:p>
      <text:p text:style-name="P4"><text:soft-page-break/>&lt;/xs:schema&gt;</text:p>
      <text:p text:style-name="P3"><draw:frame draw:style-name="fr1" draw:name="Frame2" text:anchor-type="paragraph" svg:x="0.0008in" svg:y="10.478in" svg:width="6.5in" draw:z-index="14"><draw:text-box fo:min-height="0.0161in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prefix="Appendix " style:num-suffix=":" style:num-format="A" text:start-value="9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0.0138in" fo:orphans="2" fo:widows="2"/>
    </style:style>
    <style:style style:name="MP2" style:family="paragraph" style:parent-style-name="Footer">
      <style:paragraph-properties style:line-height-at-least="0.1665in" fo:orphans="2" fo:widows="2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size="9pt" fo:font-style="normal" style:font-size-asian="9pt" style:font-style-asian="normal" style:font-size-complex="9pt" style:font-style-complex="normal"/>
    </style:style>
    <style:style style:name="MT2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6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MP1"><draw:frame draw:style-name="Mfr1" draw:name="1" text:anchor-type="as-char" svg:width="6.9165in" svg:height="0.1665in" draw:z-index="0"><draw:image xlink:href="Pictures/20000007000026E9000000F183E77817.wmf" xlink:type="simple" xlink:show="embed" xlink:actuate="onLoad"/></draw:frame></text:p>
      </style:header>
      <style:footer>
        <text:p text:style-name="MP2"><text:span text:style-name="MT1"><text:s/>JDO 3.0</text:span><text:span text:style-name="MT2"><text:tab/><text:tab/>April 9, 2010</text:span></text:p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Front_20_Matter" style:display-name="Front Matter" style:page-layout-name="Mpm4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5" style:next-style-name="Front_20_Matter">
      <style:footer>
        <text:p text:style-name="Footer"/>
      </style:footer>
    </style:master-page>
    <style:master-page style:name="Copyright" style:page-layout-name="Mpm6" style:next-style-name="Front_20_Matter_20_First"/>
    <style:master-page style:name="Title" style:page-layout-name="Mpm6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2-06-24T14:13:46.30</meta:creation-date>
    <meta:editing-duration>PT3M8S</meta:editing-duration>
    <meta:generator>OpenOffice.org/3.4$Win32 OpenOffice.org_project/340m1$Build-9590</meta:generator>
    <dc:title>JDO_Chapter</dc:title>
    <dc:date>2012-06-30T17:13:29.02</dc:date>
    <meta:document-statistic meta:table-count="0" meta:image-count="1" meta:object-count="0" meta:page-count="3" meta:paragraph-count="105" meta:word-count="183" meta:character-count="38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